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abe04" officeooo:paragraph-rsid="001abe04" style:font-size-asian="15.75pt" style:font-size-complex="18pt"/>
    </style:style>
    <style:style style:name="P2" style:family="paragraph" style:parent-style-name="Standard">
      <style:text-properties fo:font-size="18pt" officeooo:rsid="001b1213" officeooo:paragraph-rsid="001abe04" style:font-size-asian="15.75pt" style:font-size-complex="18pt"/>
    </style:style>
    <style:style style:name="P3" style:family="paragraph" style:parent-style-name="Standard">
      <style:text-properties fo:font-size="18pt" officeooo:rsid="001b1213" officeooo:paragraph-rsid="001b1213" style:font-size-asian="15.75pt" style:font-size-complex="18pt"/>
    </style:style>
    <style:style style:name="P4" style:family="paragraph" style:parent-style-name="Standard">
      <style:text-properties fo:font-size="18pt" officeooo:rsid="000666fb" officeooo:paragraph-rsid="001eb2cc" style:font-size-asian="15.75pt" style:font-size-complex="18pt"/>
    </style:style>
    <style:style style:name="P5" style:family="paragraph" style:parent-style-name="Standard">
      <style:text-properties fo:font-size="18pt" officeooo:rsid="000666fb" officeooo:paragraph-rsid="00210bc5" style:font-size-asian="15.75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fo:font-style="italic" style:text-underline-style="none" fo:font-weight="normal" officeooo:rsid="001e2900" officeooo:paragraph-rsid="001e2900" style:font-size-asian="15.75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>
      <style:text-properties fo:font-size="18pt" fo:font-style="italic" style:text-underline-style="none" fo:font-weight="normal" officeooo:rsid="0018a8f1" officeooo:paragraph-rsid="0018a8f1" style:font-size-asian="15.75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>
      <style:text-properties officeooo:paragraph-rsid="0018a078"/>
    </style:style>
    <style:style style:name="P9" style:family="paragraph" style:parent-style-name="Standard">
      <style:text-properties fo:font-size="24pt" officeooo:rsid="001abe04" officeooo:paragraph-rsid="001abe04" style:font-size-asian="21pt" style:font-size-complex="24pt"/>
    </style:style>
    <style:style style:name="P10" style:family="paragraph" style:parent-style-name="Standard">
      <style:text-properties fo:font-size="24pt" officeooo:rsid="000666fb" officeooo:paragraph-rsid="001eb2cc" style:font-size-asian="21pt" style:font-size-complex="24pt"/>
    </style:style>
    <style:style style:name="P11" style:family="paragraph" style:parent-style-name="Standard">
      <style:text-properties fo:font-size="24pt" officeooo:rsid="000499ea" officeooo:paragraph-rsid="001eb2cc" style:font-size-asian="21pt" style:font-size-complex="24pt"/>
    </style:style>
    <style:style style:name="P12" style:family="paragraph" style:parent-style-name="Standard">
      <style:text-properties fo:font-size="12pt" officeooo:rsid="001b1213" officeooo:paragraph-rsid="001b9fdb" style:font-size-asian="10.5pt" style:font-size-complex="12pt"/>
    </style:style>
    <style:style style:name="P13" style:family="paragraph" style:parent-style-name="Standard">
      <style:text-properties fo:font-size="12pt" officeooo:rsid="001b1213" officeooo:paragraph-rsid="001d6e08" style:font-size-asian="10.5pt" style:font-size-complex="12pt"/>
    </style:style>
    <style:style style:name="P14" style:family="paragraph" style:parent-style-name="Standard">
      <style:text-properties fo:font-size="16pt" officeooo:rsid="001b1213" officeooo:paragraph-rsid="001b1213" style:font-size-asian="14pt" style:font-size-complex="16pt"/>
    </style:style>
    <style:style style:name="P15" style:family="paragraph" style:parent-style-name="Standard">
      <style:text-properties fo:font-size="15pt" officeooo:rsid="001abe04" officeooo:paragraph-rsid="001abe04" style:font-size-asian="13.1000003814697pt" style:font-size-complex="15pt"/>
    </style:style>
    <style:style style:name="P16" style:family="paragraph" style:parent-style-name="Standard">
      <style:text-properties fo:font-size="40pt" fo:font-weight="bold" style:font-size-asian="35pt" style:font-weight-asian="bold" style:font-size-complex="40pt" style:font-weight-complex="bold"/>
    </style:style>
    <style:style style:name="P17" style:family="paragraph" style:parent-style-name="Standard">
      <style:paragraph-properties>
        <style:tab-stops>
          <style:tab-stop style:position="0.926cm"/>
          <style:tab-stop style:position="2.011cm"/>
        </style:tab-stops>
      </style:paragraph-properties>
      <style:text-properties officeooo:paragraph-rsid="0018a078"/>
    </style:style>
    <style:style style:name="P18" style:family="paragraph" style:parent-style-name="Standard">
      <style:text-properties fo:font-size="32pt" fo:font-style="normal" style:text-underline-style="solid" style:text-underline-width="auto" style:text-underline-color="font-color" fo:font-weight="normal" officeooo:rsid="0018a078" style:font-size-asian="28pt" style:font-style-asian="normal" style:font-weight-asian="normal" style:font-size-complex="32pt" style:font-style-complex="normal" style:font-weight-complex="normal"/>
    </style:style>
    <style:style style:name="P19" style:family="paragraph" style:parent-style-name="Standard">
      <style:text-properties fo:color="#0000ff" fo:font-size="24pt" officeooo:rsid="001d6e08" officeooo:paragraph-rsid="001eb2cc" style:font-size-asian="21pt" style:font-size-complex="24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8pt" fo:font-style="italic" style:text-underline-style="none" fo:font-weight="normal" officeooo:rsid="0018a8f1" officeooo:paragraph-rsid="001e2900" style:font-size-asian="15.75pt" style:font-style-asian="italic" style:font-weight-asian="normal" style:font-size-complex="18pt" style:font-style-complex="italic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paragraph-rsid="00206a94"/>
    </style:style>
    <style:style style:name="P22" style:family="paragraph" style:parent-style-name="Standard" style:list-style-name="L14">
      <style:text-properties officeooo:paragraph-rsid="001d6e08"/>
    </style:style>
    <style:style style:name="P23" style:family="paragraph" style:parent-style-name="Standard" style:list-style-name="L14">
      <style:text-properties officeooo:paragraph-rsid="00206a94"/>
    </style:style>
    <style:style style:name="P24" style:family="paragraph" style:parent-style-name="Standard" style:list-style-name="L14">
      <style:paragraph-properties fo:text-align="justify" style:justify-single-word="false"/>
      <style:text-properties fo:font-size="18pt" fo:font-style="italic" style:text-underline-style="none" fo:font-weight="normal" officeooo:rsid="001e2900" officeooo:paragraph-rsid="001e2900" style:font-size-asian="15.75pt" style:font-style-asian="italic" style:font-weight-asian="normal" style:font-size-complex="18pt" style:font-style-complex="italic" style:font-weight-complex="normal"/>
    </style:style>
    <style:style style:name="P25" style:family="paragraph" style:parent-style-name="Standard" style:list-style-name="L14">
      <style:text-properties fo:font-size="18pt" fo:font-style="italic" style:text-underline-style="none" fo:font-weight="normal" officeooo:rsid="0018a078" officeooo:paragraph-rsid="0018a078" style:font-size-asian="15.75pt" style:font-style-asian="italic" style:font-weight-asian="normal" style:font-size-complex="18pt" style:font-style-complex="italic" style:font-weight-complex="normal"/>
    </style:style>
    <style:style style:name="P26" style:family="paragraph" style:parent-style-name="Standard" style:list-style-name="L14">
      <style:text-properties fo:font-size="18pt" fo:font-style="italic" style:text-underline-style="none" fo:font-weight="normal" officeooo:rsid="001d6e08" officeooo:paragraph-rsid="001d6e08" style:font-size-asian="15.75pt" style:font-style-asian="italic" style:font-weight-asian="normal" style:font-size-complex="18pt" style:font-style-complex="italic" style:font-weight-complex="normal"/>
    </style:style>
    <style:style style:name="P27" style:family="paragraph" style:parent-style-name="Standard" style:list-style-name="L14">
      <style:text-properties fo:font-size="18pt" fo:font-style="italic" style:text-underline-style="none" fo:font-weight="normal" officeooo:rsid="001d6e08" officeooo:paragraph-rsid="00206a94" style:font-size-asian="15.75pt" style:font-style-asian="italic" style:font-weight-asian="normal" style:font-size-complex="18pt" style:font-style-complex="italic" style:font-weight-complex="normal"/>
    </style:style>
    <style:style style:name="P28" style:family="paragraph" style:parent-style-name="Standard">
      <style:text-properties fo:font-size="24pt" officeooo:rsid="000499ea" officeooo:paragraph-rsid="0021ea5c" style:font-size-asian="21pt" style:font-size-complex="24pt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font-size="12pt"/>
    </style:style>
    <style:style style:name="P31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32pt" fo:font-style="normal" style:text-underline-style="solid" style:text-underline-width="auto" style:text-underline-color="font-color" fo:font-weight="normal" officeooo:rsid="0018a078" style:font-size-asian="28pt" style:font-style-asian="normal" style:font-weight-asian="normal" style:font-size-complex="32pt" style:font-style-complex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9fdb"/>
    </style:style>
    <style:style style:name="T4" style:family="text">
      <style:text-properties fo:font-size="18pt" fo:font-style="italic" style:text-underline-style="solid" style:text-underline-width="auto" style:text-underline-color="font-color" fo:font-weight="normal" officeooo:rsid="0018a8f1" style:font-size-asian="15.75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size="18pt" fo:font-style="italic" style:text-underline-style="solid" style:text-underline-width="auto" style:text-underline-color="font-color" fo:font-weight="normal" officeooo:rsid="001d6e08" style:font-size-asian="15.75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size="18pt" fo:font-style="italic" style:text-underline-style="none" fo:font-weight="normal" officeooo:rsid="0018a8f1" style:font-size-asian="15.75pt" style:font-style-asian="italic" style:font-weight-asian="normal" style:font-size-complex="18pt" style:font-style-complex="italic" style:font-weight-complex="normal"/>
    </style:style>
    <style:style style:name="T7" style:family="text">
      <style:text-properties fo:font-size="18pt" fo:font-style="italic" style:text-underline-style="none" fo:font-weight="normal" officeooo:rsid="001d6e08" style:font-size-asian="15.75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size="18pt" fo:font-style="italic" style:text-underline-style="none" fo:font-weight="normal" officeooo:rsid="001e2900" style:font-size-asian="15.75pt" style:font-style-asian="italic" style:font-weight-asian="normal" style:font-size-complex="18pt" style:font-style-complex="italic" style:font-weight-complex="normal"/>
    </style:style>
    <style:style style:name="T9" style:family="text">
      <style:text-properties officeooo:rsid="0018a8f1"/>
    </style:style>
    <style:style style:name="T10" style:family="text">
      <style:text-properties officeooo:rsid="001b1213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officeooo:rsid="001b1213" style:font-size-asian="20pt" style:font-size-complex="20pt"/>
    </style:style>
    <style:style style:name="T13" style:family="text">
      <style:text-properties fo:color="#0000ff" officeooo:rsid="001d6e08"/>
    </style:style>
    <style:style style:name="T14" style:family="text">
      <style:text-properties officeooo:rsid="001e2900"/>
    </style:style>
    <style:style style:name="T15" style:family="text">
      <style:text-properties fo:font-size="12pt"/>
    </style:style>
    <style:style style:name="T16" style:family="text">
      <style:text-properties fo:font-size="14pt" style:font-size-asian="14pt" style:font-size-complex="1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cc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cc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cc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 text:c="5"/><text:span text:style-name="T1">Student management system</text:span></text:p>
      <text:p text:style-name="P18"/>
      <text:list xml:id="list4957938862331592897" text:style-name="L14">
        <text:list-item>
          <text:p text:style-name="P24">The main theme of “Student Management <text:s/>System” is to arrange the details of students in a particular maner so that it would be easy <text:s/>manage students in educational institutuions</text:p>
        </text:list-item>
        <text:list-item>
          <text:p text:style-name="P24">Our <text:s/>student management system mainly consists of <text:s/>two pages they are as follows</text:p>
        </text:list-item>
      </text:list>
      <text:p text:style-name="P6"/>
      <text:list xml:id="list91512064796680" text:continue-numbering="true" text:style-name="L14">
        <text:list-item>
          <text:p text:style-name="P25">home page : <text:span text:style-name="T14">consists of </text:span>login<text:span text:style-name="T9">(student,parent as shown below)</text:span></text:p>
        </text:list-item>
        <text:list-item>
          <text:p text:style-name="P25">second page : displays forms according to the users choice.</text:p>
        </text:list-item>
      </text:list>
      <text:p text:style-name="P20"><text:s text:c="3"/></text:p>
      <text:p text:style-name="P21"><text:span text:style-name="T6"><text:s text:c="9"/></text:span><text:span text:style-name="T4">Studen</text:span><text:span text:style-name="T5">t</text:span><text:span text:style-name="T7"> : </text:span><text:span text:style-name="T6"><text:s/></text:span><text:span text:style-name="T8">Displays</text:span><text:span text:style-name="T6"> </text:span><text:span text:style-name="T7">N</text:span><text:span text:style-name="T6">ame </text:span><text:span text:style-name="T7">of the student, </text:span><text:span text:style-name="T8">R</text:span><text:span text:style-name="T6">egistration <text:s text:c="2"/></text:span></text:p>
      <text:p text:style-name="P21"><text:span text:style-name="T7"><text:s text:c="14"/>number of the student</text:span><text:span text:style-name="T6">, </text:span><text:span text:style-name="T8">A</text:span><text:span text:style-name="T6">ttendence </text:span><text:span text:style-name="T7">percentageof studen,</text:span></text:p>
      <text:list xml:id="list91510195132239" text:continue-numbering="true" text:style-name="L14">
        <text:list-header>
          <text:p text:style-name="P22"><text:span text:style-name="T6"><text:s text:c="6"/></text:span><text:span text:style-name="T8">M</text:span><text:span text:style-name="T6">arks </text:span><text:span text:style-name="T7">of student (CGPA,SGPA)</text:span><text:span text:style-name="T6"> </text:span><text:span text:style-name="T8">F</text:span><text:span text:style-name="T6">ee due</text:span><text:span text:style-name="T7"> for year</text:span></text:p>
          <text:p text:style-name="P26"/>
        </text:list-header>
        <text:list-item>
          <text:p text:style-name="P23"><text:span text:style-name="T5">P</text:span><text:span text:style-name="T4">arent</text:span><text:span text:style-name="T6"> : </text:span><text:span text:style-name="T7">Parent session displays everything as student <text:s/></text:span></text:p>
          <text:p text:style-name="P27"><text:s text:c="6"/>session do along with faculity information</text:p>
        </text:list-item>
      </text:list>
      <text:p text:style-name="P7"><text:s text:c="15"/></text:p>
      <text:p text:style-name="P8"/>
      <text:p text:style-name="P8"><draw:line text:anchor-type="paragraph" draw:z-index="0" draw:style-name="gr1" draw:text-style-name="P29" svg:x1="-0.113cm" svg:y1="0.164cm" svg:x2="16.979cm" svg:y2="0.111cm"><text:p/></draw:line></text:p>
      <text:p text:style-name="P17"/>
      <text:p text:style-name="P9"><text:span text:style-name="T3">H</text:span><text:span text:style-name="T2">ome page</text:span>:</text:p>
      <text:p text:style-name="P15"/>
      <text:p text:style-name="P1"><text:span text:style-name="T11"><text:s text:c="6"/>student login<text:tab/><text:tab/><text:tab/><text:tab/><text:tab/><text:tab/></text:span><text:span text:style-name="T12">parent login</text:span></text:p>
      <text:p text:style-name="P1"><draw:rect text:anchor-type="paragraph" draw:z-index="1" draw:style-name="gr2" draw:text-style-name="P29" svg:width="3.308cm" svg:height="0.583cm" svg:x="2.877cm" svg:y="0.085cm"><text:p/></draw:rect><draw:rect text:anchor-type="paragraph" draw:z-index="3" draw:style-name="gr2" draw:text-style-name="P29" svg:width="3.599cm" svg:height="0.556cm" svg:x="13.407cm" svg:y="0.183cm"><text:p/></draw:rect>reg.<text:span text:style-name="T10">no <text:s text:c="5"/>:</text:span> <text:s text:c="3"/><text:tab/> <text:s text:c="22"/><text:tab/><text:tab/><text:tab/><text:span text:style-name="T10">st.reg.no <text:s text:c="3"/>:</text:span></text:p>
      <text:p text:style-name="P2"><text:tab/><text:tab/><text:tab/><text:tab/><text:tab/><text:tab/><text:tab/><text:tab/><text:tab/></text:p>
      <text:p text:style-name="P3"><draw:rect text:anchor-type="paragraph" draw:z-index="2" draw:style-name="gr2" draw:text-style-name="P29" svg:width="3.202cm" svg:height="0.556cm" svg:x="2.956cm" svg:y="0.159cm"><text:p/></draw:rect><draw:rect text:anchor-type="paragraph" draw:z-index="4" draw:style-name="gr2" draw:text-style-name="P29" svg:width="3.573cm" svg:height="0.636cm" svg:x="13.354cm" svg:y="0.099cm"><text:p/></draw:rect>password :<text:tab/><text:tab/><text:tab/><text:tab/><text:tab/> <text:s text:c="7"/>password <text:s text:c="2"/>:</text:p>
      <text:p text:style-name="P13"><draw:rect text:anchor-type="paragraph" draw:z-index="7" draw:style-name="gr3" draw:text-style-name="P30" svg:width="2.119cm" svg:height="0.664cm" svg:x="12.27cm" svg:y="0.295cm"><text:p text:style-name="P29"><text:span text:style-name="T15">login</text:span></text:p></draw:rect> <text:s text:c="11"/></text:p>
      <text:p text:style-name="P12"><text:tab/> </text:p>
      <text:p text:style-name="P14"><draw:rect text:anchor-type="paragraph" draw:z-index="6" draw:style-name="gr3" draw:text-style-name="P29" svg:width="2.065cm" svg:height="0.768cm" svg:x="2.215cm" svg:y="-0.674cm"><text:p text:style-name="P29">login</text:p></draw:rect><text:tab/></text:p>
      <text:p text:style-name="P13"><draw:polygon text:anchor-type="paragraph" draw:z-index="5" draw:style-name="gr2" draw:text-style-name="P29" svg:width="0cm" svg:height="0cm" svg:x="0.019cm" svg:y="0.549cm" svg:viewBox="0 0 0 0" draw:points="0,0"><text:p/></draw:polygon><text:tab/> <text:s text:c="2"/><text:span text:style-name="T13">forget password..?</text:span><text:tab/><text:tab/><text:tab/><text:tab/><text:tab/><text:tab/> <text:s text:c="4"/><text:span text:style-name="T13">forget password..?</text:span></text:p>
      <text:p text:style-name="P13"/>
      <text:p text:style-name="P13"/>
      <text:p text:style-name="P11"/>
      <text:p text:style-name="P28"><draw:line text:anchor-type="paragraph" draw:z-index="12" draw:style-name="gr6" draw:text-style-name="P29" svg:x1="7.137cm" svg:y1="1.87cm" svg:x2="7.19cm" svg:y2="2.135cm"><text:p/></draw:line><draw:rect text:anchor-type="paragraph" draw:z-index="15" draw:style-name="gr6" draw:text-style-name="P29" svg:width="0.133cm" svg:height="0.054cm" svg:x="9.518cm" svg:y="3.96cm"><text:p/></draw:rect><draw:rect text:anchor-type="paragraph" draw:z-index="17" draw:style-name="gr6" draw:text-style-name="P29" svg:width="0.08cm" svg:height="0.054cm" svg:x="11.344cm" svg:y="3.881cm"><text:p/></draw:rect><draw:line text:anchor-type="paragraph" draw:z-index="18" draw:style-name="gr6" draw:text-style-name="P29" svg:x1="7.93cm" svg:y1="8.484cm" svg:x2="7.93cm" svg:y2="8.563cm"><text:p/></draw:line><text:soft-page-break/> <text:s text:c="4"/>Second page (for students) : <text:s text:c="6"/></text:p>
      <text:p text:style-name="P11"/>
      <text:p text:style-name="P11"><draw:rect text:anchor-type="paragraph" draw:z-index="8" draw:style-name="gr3" draw:text-style-name="P31" svg:width="7.832cm" svg:height="1.297cm" svg:x="3.829cm" svg:y="0.222cm"><text:p text:style-name="P29"><text:span text:style-name="T16">Attendence </text:span></text:p></draw:rect></text:p>
      <text:p text:style-name="P11"><draw:line text:anchor-type="paragraph" draw:z-index="13" draw:style-name="gr6" draw:text-style-name="P29" svg:x1="8.83cm" svg:y1="0.518cm" svg:x2="10.92cm" svg:y2="1.894cm"><text:p/></draw:line><draw:line text:anchor-type="paragraph" draw:z-index="11" draw:style-name="gr6" draw:text-style-name="P29" svg:x1="7.109cm" svg:y1="0.615cm" svg:x2="5.469cm" svg:y2="2.017cm"><text:p/></draw:line></text:p>
      <text:p text:style-name="P11"><draw:rect text:anchor-type="paragraph" draw:z-index="16" draw:style-name="gr5" draw:text-style-name="P29" svg:width="4.631cm" svg:height="1.244cm" svg:x="9.28cm" svg:y="0.921cm"><text:p text:style-name="P29">Total </text:p></draw:rect></text:p>
      <text:p text:style-name="P11"><draw:rect text:anchor-type="paragraph" draw:z-index="14" draw:style-name="gr5" draw:text-style-name="P29" svg:width="3.599cm" svg:height="1.165cm" svg:x="3.353cm" svg:y="0.106cm"><text:p text:style-name="P29">Per month</text:p></draw:rect></text:p>
      <text:p text:style-name="P11"/>
      <text:p text:style-name="P11"><draw:rect text:anchor-type="paragraph" draw:z-index="9" draw:style-name="gr4" draw:text-style-name="P31" svg:width="7.885cm" svg:height="1.43cm" svg:x="3.776cm" svg:y="0.064cm"><text:p text:style-name="P29"><text:span text:style-name="T16">Marks</text:span></text:p></draw:rect></text:p>
      <text:p text:style-name="P11"><draw:line text:anchor-type="paragraph" draw:z-index="20" draw:style-name="gr6" draw:text-style-name="P29" svg:x1="8.169cm" svg:y1="0.534cm" svg:x2="9.571cm" svg:y2="1.735cm"><text:p/></draw:line><draw:line text:anchor-type="paragraph" draw:z-index="19" draw:style-name="gr6" draw:text-style-name="P29" svg:x1="7.322cm" svg:y1="0.499cm" svg:x2="6.052cm" svg:y2="1.885cm"><text:p/></draw:line></text:p>
      <text:p text:style-name="P11"><draw:rect text:anchor-type="paragraph" draw:z-index="21" draw:style-name="gr3" draw:text-style-name="P29" svg:width="1.879cm" svg:height="0.953cm" svg:x="5.443cm" svg:y="0.762cm"><text:p text:style-name="P29">CGPA</text:p></draw:rect><draw:rect text:anchor-type="paragraph" draw:z-index="22" draw:style-name="gr3" draw:text-style-name="P29" svg:width="1.959cm" svg:height="0.927cm" svg:x="8.618cm" svg:y="0.762cm"><text:p text:style-name="P29">SGPA</text:p></draw:rect></text:p>
      <text:p text:style-name="P11"/>
      <text:p text:style-name="P11"><draw:rect text:anchor-type="paragraph" draw:z-index="10" draw:style-name="gr5" draw:text-style-name="P31" svg:width="7.859cm" svg:height="1.403cm" svg:x="3.776cm" svg:y="0.349cm"><text:p text:style-name="P29"><text:span text:style-name="T16">Fee Due</text:span></text:p></draw:rect></text:p>
      <text:p text:style-name="P11"/>
      <text:p text:style-name="P10">Second page (Parents) :</text:p>
      <text:p text:style-name="P5"><text:s text:c="6"/>parents next page consists the same as students but will add up <text:s/></text:p>
      <text:p text:style-name="P5"><text:s text:c="6"/>with teacher details</text:p>
      <text:p text:style-name="P4"/>
      <text:p text:style-name="P19"><draw:rect text:anchor-type="paragraph" draw:z-index="23" draw:style-name="gr7" draw:text-style-name="P29" svg:width="5.875cm" svg:height="1.033cm" svg:x="4.941cm" svg:y="1.261cm"><text:p text:style-name="P29"><text:span text:style-name="T16">faculty details</text:span></text:p></draw:rect> <text:s text:c="29"/></text:p>
      <text:p text:style-name="P19"/>
      <text:p text:style-name="P19"><draw:line text:anchor-type="paragraph" draw:z-index="25" draw:style-name="gr9" draw:text-style-name="P29" svg:x1="6.29cm" svg:y1="0.346cm" svg:x2="6.264cm" svg:y2="4.059cm"><text:p/></draw:line></text:p>
      <text:p text:style-name="P19"><draw:line text:anchor-type="paragraph" draw:z-index="26" draw:style-name="gr9" draw:text-style-name="P29" svg:x1="6.29cm" svg:y1="0.439cm" svg:x2="7.586cm" svg:y2="0.439cm"><text:p/></draw:line><draw:rect text:anchor-type="paragraph" draw:z-index="28" draw:style-name="gr10" draw:text-style-name="P29" svg:width="3.467cm" svg:height="0.9cm" svg:x="7.666cm" svg:y="0.069cm"><text:p text:style-name="P29">subject</text:p></draw:rect> <text:s text:c="37"/></text:p>
      <text:p text:style-name="P19"><draw:custom-shape text:anchor-type="paragraph" draw:z-index="24" draw:style-name="gr8" svg:width="5.875cm" svg:height="1.059cm" svg:x="4.808cm" svg:y="3.055cm"><text:p><text:s text:c="21"/>Marks</text:p><draw:enhanced-geometry svg:viewBox="0 0 21600 21600" draw:type="rectangle" draw:enhanced-path="M 0 0 L 21600 0 21600 21600 0 21600 0 0 Z N"/></draw:custom-shape><draw:line text:anchor-type="paragraph" draw:z-index="27" draw:style-name="gr9" draw:text-style-name="P29" svg:x1="6.29cm" svg:y1="1cm" svg:x2="7.613cm" svg:y2="1cm"><text:p/></draw:line><draw:rect text:anchor-type="paragraph" draw:z-index="29" draw:style-name="gr10" draw:text-style-name="P29" svg:width="3.44cm" svg:height="0.98cm" svg:x="7.613cm" svg:y="0.762cm"><text:p text:style-name="P29">Contact no.</text:p></draw:rect> <text:s text:c="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5:57:36.996811593</meta:creation-date>
    <dc:date>2019-05-10T09:15:09.961111118</dc:date>
    <meta:editing-duration>PT50M</meta:editing-duration>
    <meta:editing-cycles>6</meta:editing-cycles>
    <meta:generator>LibreOffice/4.2.7.2$Linux_x86 LibreOffice_project/420m0$Build-2</meta:generator>
    <meta:document-statistic meta:table-count="0" meta:image-count="0" meta:object-count="0" meta:page-count="2" meta:paragraph-count="29" meta:word-count="151" meta:character-count="1188" meta:non-whitespace-character-count="776"/>
  </office:meta>
</office:document-meta>
</file>